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23.41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8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ender_log4" table:style-name="ta1">
        <table:table-column table:style-name="co1" table:number-columns-repeated="4" table:default-cell-style-name="Default"/>
        <table:table-column table:style-name="co2" table:number-columns-repeated="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number-columns-repeated="12"/>
          <table:table-cell office:value-type="string" calcext:value-type="string">
            <text:p>deltaAngle0</text:p>
          </table:table-cell>
          <table:table-cell office:value-type="string" calcext:value-type="string">
            <text:p>deltaAngle1</text:p>
          </table:table-cell>
          <table:table-cell office:value-type="string" calcext:value-type="string">
            <text:p>deltaAngle2</text:p>
          </table:table-cell>
          <table:table-cell office:value-type="string" calcext:value-type="string">
            <text:p>deltaAngle3</text:p>
          </table:table-cell>
          <table:table-cell office:value-type="string" calcext:value-type="string">
            <text:p>deltaRPM0</text:p>
          </table:table-cell>
          <table:table-cell office:value-type="string" calcext:value-type="string">
            <text:p>deltaRPM1</text:p>
          </table:table-cell>
          <table:table-cell office:value-type="string" calcext:value-type="string">
            <text:p>deltaRPM2</text:p>
          </table:table-cell>
          <table:table-cell office:value-type="string" calcext:value-type="string">
            <text:p>deltaRPM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222" calcext:value-type="float">
            <text:p>222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-222" calcext:value-type="float">
            <text:p>-222</text:p>
          </table:table-cell>
          <table:table-cell office:value-type="float" office:value="-115" calcext:value-type="float">
            <text:p>-115</text:p>
          </table:table-cell>
          <table:table-cell office:value-type="float" office:value="10" calcext:value-type="float">
            <text:p>10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44" calcext:value-type="float">
            <text:p>-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number-columns-repeated="3"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2" office:value-type="float" office:value="-4" calcext:value-type="float">
            <text:p>-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-21" calcext:value-type="float">
            <text:p>-21</text:p>
          </table:table-cell>
          <table:table-cell office:value-type="float" office:value="-14" calcext:value-type="float">
            <text:p>-14</text:p>
          </table:table-cell>
          <table:table-cell office:value-type="float" office:value="12" calcext:value-type="float">
            <text:p>12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office:value-type="float" office:value="-59" calcext:value-type="float">
            <text:p>-5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41" calcext:value-type="float">
            <text:p>41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43" calcext:value-type="float">
            <text:p>43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-25" calcext:value-type="float">
            <text:p>-25</text:p>
          </table:table-cell>
          <table:table-cell office:value-type="float" office:value="-23" calcext:value-type="float">
            <text:p>-23</text:p>
          </table:table-cell>
          <table:table-cell office:value-type="float" office:value="-33" calcext:value-type="float">
            <text:p>-33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-11" calcext:value-type="float">
            <text:p>-11</text:p>
          </table:table-cell>
          <table:table-cell office:value-type="float" office:value="-30" calcext:value-type="float">
            <text:p>-30</text:p>
          </table:table-cell>
          <table:table-cell office:value-type="float" office:value="-3" calcext:value-type="float">
            <text:p>-3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-7" calcext:value-type="float">
            <text:p>-7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3" calcext:value-type="float">
            <text:p>-13</text:p>
          </table:table-cell>
          <table:table-cell table:number-columns-repeated="3" office:value-type="float" office:value="-14" calcext:value-type="float">
            <text:p>-14</text:p>
          </table:table-cell>
          <table:table-cell office:value-type="float" office:value="-21" calcext:value-type="float">
            <text:p>-21</text:p>
          </table:table-cell>
          <table:table-cell office:value-type="float" office:value="-2" calcext:value-type="float">
            <text:p>-2</text:p>
          </table:table-cell>
          <table:table-cell office:value-type="float" office:value="42" calcext:value-type="float">
            <text:p>42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47" calcext:value-type="float">
            <text:p>47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23" calcext:value-type="float">
            <text:p>-23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-18" calcext:value-type="float">
            <text:p>-18</text:p>
          </table:table-cell>
          <table:table-cell office:value-type="float" office:value="-24" calcext:value-type="float">
            <text:p>-24</text:p>
          </table:table-cell>
          <table:table-cell office:value-type="float" office:value="-22" calcext:value-type="float">
            <text:p>-22</text:p>
          </table:table-cell>
          <table:table-cell office:value-type="float" office:value="-23" calcext:value-type="float">
            <text:p>-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-11" calcext:value-type="float">
            <text:p>-11</text:p>
          </table:table-cell>
          <table:table-cell office:value-type="float" office:value="-39" calcext:value-type="float">
            <text:p>-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2" calcext:value-type="float">
            <text:p>102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-34" calcext:value-type="float">
            <text:p>-34</text:p>
          </table:table-cell>
          <table:table-cell office:value-type="float" office:value="-42" calcext:value-type="float">
            <text:p>-42</text:p>
          </table:table-cell>
          <table:table-cell office:value-type="float" office:value="-39" calcext:value-type="float">
            <text:p>-39</text:p>
          </table:table-cell>
          <table:table-cell office:value-type="float" office:value="-41" calcext:value-type="float">
            <text:p>-4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-5" calcext:value-type="float">
            <text:p>-5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48" calcext:value-type="float">
            <text:p>-48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3" calcext:value-type="float">
            <text:p>-5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-16" calcext:value-type="float">
            <text:p>-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-51" calcext:value-type="float">
            <text:p>-51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44" calcext:value-type="float">
            <text:p>-4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-46" calcext:value-type="float">
            <text:p>-46</text:p>
          </table:table-cell>
          <table:table-cell office:value-type="float" office:value="-44" calcext:value-type="float">
            <text:p>-44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float" office:value="-7" calcext:value-type="float">
            <text:p>-7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-42" calcext:value-type="float">
            <text:p>-42</text:p>
          </table:table-cell>
          <table:table-cell table:number-columns-repeated="3" office:value-type="float" office:value="-41" calcext:value-type="float">
            <text:p>-4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3" calcext:value-type="float">
            <text:p>-4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-45" calcext:value-type="float">
            <text:p>-45</text:p>
          </table:table-cell>
          <table:table-cell table:number-columns-repeated="2" office:value-type="float" office:value="-46" calcext:value-type="float">
            <text:p>-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-45" calcext:value-type="float">
            <text:p>-4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45" calcext:value-type="float">
            <text:p>-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45" calcext:value-type="float">
            <text:p>-4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45" calcext:value-type="float">
            <text:p>-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4" office:value-type="float" office:value="-45" calcext:value-type="float">
            <text:p>-4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45" calcext:value-type="float">
            <text:p>-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-45" calcext:value-type="float">
            <text:p>-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45" calcext:value-type="float">
            <text:p>-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-48" calcext:value-type="float">
            <text:p>-4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-53" calcext:value-type="float">
            <text:p>-5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-57" calcext:value-type="float">
            <text:p>-57</text:p>
          </table:table-cell>
          <table:table-cell table:number-columns-repeated="3" office:value-type="float" office:value="-58" calcext:value-type="float">
            <text:p>-5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-59" calcext:value-type="float">
            <text:p>-59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-63" calcext:value-type="float">
            <text:p>-6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-67" calcext:value-type="float">
            <text:p>-6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-70" calcext:value-type="float">
            <text:p>-70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-70" calcext:value-type="float">
            <text:p>-70</text:p>
          </table:table-cell>
          <table:table-cell table:number-columns-repeated="3" office:value-type="float" office:value="-71" calcext:value-type="float">
            <text:p>-7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-79" calcext:value-type="float">
            <text:p>-7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-85" calcext:value-type="float">
            <text:p>-85</text:p>
          </table:table-cell>
          <table:table-cell table:number-columns-repeated="3" office:value-type="float" office:value="-86" calcext:value-type="float">
            <text:p>-8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90" calcext:value-type="float">
            <text:p>-90</text:p>
          </table:table-cell>
          <table:table-cell table:number-columns-repeated="3" office:value-type="float" office:value="-91" calcext:value-type="float">
            <text:p>-9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50" calcext:value-type="float">
            <text:p>50</text:p>
          </table:table-cell>
          <table:table-cell office:value-type="float" office:value="-90" calcext:value-type="float">
            <text:p>-90</text:p>
          </table:table-cell>
          <table:table-cell table:number-columns-repeated="3" office:value-type="float" office:value="-91" calcext:value-type="float">
            <text:p>-9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-89" calcext:value-type="float">
            <text:p>-89</text:p>
          </table:table-cell>
          <table:table-cell office:value-type="float" office:value="-88" calcext:value-type="float">
            <text:p>-8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-89" calcext:value-type="float">
            <text:p>-89</text:p>
          </table:table-cell>
          <table:table-cell table:number-columns-repeated="3" office:value-type="float" office:value="-88" calcext:value-type="float">
            <text:p>-8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-89" calcext:value-type="float">
            <text:p>-8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-88" calcext:value-type="float">
            <text:p>-88</text:p>
          </table:table-cell>
          <table:table-cell table:number-columns-repeated="3" office:value-type="float" office:value="-89" calcext:value-type="float">
            <text:p>-8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table:number-columns-repeated="2" office:value-type="float" office:value="-87" calcext:value-type="float">
            <text:p>-8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3"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-87" calcext:value-type="float">
            <text:p>-8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-87" calcext:value-type="float">
            <text:p>-8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-87" calcext:value-type="float">
            <text:p>-8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-87" calcext:value-type="float">
            <text:p>-8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-85" calcext:value-type="float">
            <text:p>-8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-83" calcext:value-type="float">
            <text:p>-8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3" calcext:value-type="float">
            <text:p>-13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4" calcext:value-type="float">
            <text:p>-14</text:p>
          </table:table-cell>
          <table:table-cell office:value-type="float" office:value="-27" calcext:value-type="float">
            <text:p>-27</text:p>
          </table:table-cell>
          <table:table-cell office:value-type="float" office:value="-28" calcext:value-type="float">
            <text:p>-28</text:p>
          </table:table-cell>
          <table:table-cell office:value-type="float" office:value="-48" calcext:value-type="float">
            <text:p>-48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-46" calcext:value-type="float">
            <text:p>-46</text:p>
          </table:table-cell>
          <table:table-cell office:value-type="float" office:value="-43" calcext:value-type="float">
            <text:p>-43</text:p>
          </table:table-cell>
          <table:table-cell office:value-type="float" office:value="-46" calcext:value-type="float">
            <text:p>-46</text:p>
          </table:table-cell>
          <table:table-cell office:value-type="float" office:value="-44" calcext:value-type="float">
            <text:p>-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6" calcext:value-type="float">
            <text:p>-1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-30" calcext:value-type="float">
            <text:p>-30</text:p>
          </table:table-cell>
          <table:table-cell office:value-type="float" office:value="-26" calcext:value-type="float">
            <text:p>-26</text:p>
          </table:table-cell>
          <table:table-cell office:value-type="float" office:value="-30" calcext:value-type="float">
            <text:p>-30</text:p>
          </table:table-cell>
          <table:table-cell office:value-type="float" office:value="-26" calcext:value-type="float">
            <text:p>-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office:value-type="float" office:value="-17" calcext:value-type="float">
            <text:p>-17</text:p>
          </table:table-cell>
          <table:table-cell office:value-type="float" office:value="-15" calcext:value-type="float">
            <text:p>-15</text:p>
          </table:table-cell>
          <table:table-cell office:value-type="float" office:value="-17" calcext:value-type="float">
            <text:p>-17</text:p>
          </table:table-cell>
          <table:table-cell office:value-type="float" office:value="-35" calcext:value-type="float">
            <text:p>-35</text:p>
          </table:table-cell>
          <table:table-cell office:value-type="float" office:value="-4" calcext:value-type="float">
            <text:p>-4</text:p>
          </table:table-cell>
          <table:table-cell office:value-type="float" office:value="-30" calcext:value-type="float">
            <text:p>-3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-14" calcext:value-type="float">
            <text:p>-14</text:p>
          </table:table-cell>
          <table:table-cell office:value-type="float" office:value="-9" calcext:value-type="float">
            <text:p>-9</text:p>
          </table:table-cell>
          <table:table-cell office:value-type="float" office:value="-14" calcext:value-type="float">
            <text:p>-14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7" calcext:value-type="float">
            <text:p>-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13" calcext:value-type="float">
            <text:p>-13</text:p>
          </table:table-cell>
          <table:table-cell office:value-type="float" office:value="-1" calcext:value-type="float">
            <text:p>-1</text:p>
          </table:table-cell>
          <table:table-cell office:value-type="float" office:value="-13" calcext:value-type="float">
            <text:p>-1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-47" calcext:value-type="float">
            <text:p>-47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46" calcext:value-type="float">
            <text:p>-4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-20" calcext:value-type="float">
            <text:p>-2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-11" calcext:value-type="float">
            <text:p>-11</text:p>
          </table:table-cell>
          <table:table-cell office:value-type="float" office:value="-23" calcext:value-type="float">
            <text:p>-23</text:p>
          </table:table-cell>
          <table:table-cell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-7" calcext:value-type="float">
            <text:p>-7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-14" calcext:value-type="float">
            <text:p>-14</text:p>
          </table:table-cell>
          <table:table-cell office:value-type="float" office:value="-48" calcext:value-type="float">
            <text:p>-4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91" calcext:value-type="float">
            <text:p>9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89" calcext:value-type="float">
            <text:p>8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85" calcext:value-type="float">
            <text:p>8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85" calcext:value-type="float">
            <text:p>8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4" office:value-type="float" office:value="81" calcext:value-type="float">
            <text:p>8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-4" calcext:value-type="float">
            <text:p>-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75" calcext:value-type="float">
            <text:p>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69" calcext:value-type="float">
            <text:p>6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table:number-columns-repeated="3"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table:number-columns-repeated="3"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3" calcext:value-type="float">
            <text:p>-13</text:p>
          </table:table-cell>
          <table:table-cell office:value-type="float" office:value="-14" calcext:value-type="float">
            <text:p>-14</text:p>
          </table:table-cell>
          <table:table-cell table:number-columns-repeated="2" office:value-type="float" office:value="-13" calcext:value-type="float">
            <text:p>-13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3" calcext:value-type="float">
            <text:p>-23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table:number-columns-repeated="3"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44" calcext:value-type="float">
            <text:p>4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4" office:value-type="float" office:value="44" calcext:value-type="float">
            <text:p>4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43" calcext:value-type="float">
            <text:p>4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4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4" office:value-type="float" office:value="51" calcext:value-type="float">
            <text:p>51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office:value-type="float" office:value="-34" calcext:value-type="float">
            <text:p>-34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3" calcext:value-type="float">
            <text:p>-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4" office:value-type="float" office:value="-3" calcext:value-type="float">
            <text:p>-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-5" calcext:value-type="float">
            <text:p>-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7" calcext:value-type="float">
            <text:p>-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8" calcext:value-type="float">
            <text:p>-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4" office:value-type="float" office:value="-11" calcext:value-type="float">
            <text:p>-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4" office:value-type="float" office:value="-18" calcext:value-type="float">
            <text:p>-1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-19" calcext:value-type="float">
            <text:p>-19</text:p>
          </table:table-cell>
          <table:table-cell table:number-columns-repeated="3" office:value-type="float" office:value="-20" calcext:value-type="float">
            <text:p>-2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-21" calcext:value-type="float">
            <text:p>-21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-23" calcext:value-type="float">
            <text:p>-2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25" calcext:value-type="float">
            <text:p>-2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26" calcext:value-type="float">
            <text:p>-2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-28" calcext:value-type="float">
            <text:p>-28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4" office:value-type="float" office:value="-30" calcext:value-type="float">
            <text:p>-30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33" calcext:value-type="float">
            <text:p>-33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-34" calcext:value-type="float">
            <text:p>-3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-36" calcext:value-type="float">
            <text:p>-36</text:p>
          </table:table-cell>
          <table:table-cell office:value-type="float" office:value="-37" calcext:value-type="float">
            <text:p>-37</text:p>
          </table:table-cell>
          <table:table-cell table:number-columns-repeated="2" office:value-type="float" office:value="-36" calcext:value-type="float">
            <text:p>-3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-39" calcext:value-type="float">
            <text:p>-39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-39" calcext:value-type="float">
            <text:p>-39</text:p>
          </table:table-cell>
          <table:table-cell office:value-type="float" office:value="-40" calcext:value-type="float">
            <text:p>-4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40" calcext:value-type="float">
            <text:p>-4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-43" calcext:value-type="float">
            <text:p>-43</text:p>
          </table:table-cell>
          <table:table-cell table:number-columns-repeated="3" office:value-type="float" office:value="-44" calcext:value-type="float">
            <text:p>-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-45" calcext:value-type="float">
            <text:p>-4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3"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43" calcext:value-type="float">
            <text:p>-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4" office:value-type="float" office:value="-42" calcext:value-type="float">
            <text:p>-4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38" calcext:value-type="float">
            <text:p>-3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-4" calcext:value-type="float">
            <text:p>-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4" calcext:value-type="float">
            <text:p>-3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-4" calcext:value-type="float">
            <text:p>-4</text:p>
          </table:table-cell>
          <table:table-cell office:value-type="float" office:value="-30" calcext:value-type="float">
            <text:p>-30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29" calcext:value-type="float">
            <text:p>-2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-26" calcext:value-type="float">
            <text:p>-26</text:p>
          </table:table-cell>
          <table:table-cell table:number-columns-repeated="3" office:value-type="float" office:value="-25" calcext:value-type="float">
            <text:p>-2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19" calcext:value-type="float">
            <text:p>-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number-columns-repeated="3" office:value-type="float" office:value="-6" calcext:value-type="float">
            <text:p>-6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-11" calcext:value-type="float">
            <text:p>-1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-7" calcext:value-type="float">
            <text:p>-7</text:p>
          </table:table-cell>
          <table:table-cell office:value-type="float" office:value="-24" calcext:value-type="float">
            <text:p>-24</text:p>
          </table:table-cell>
          <table:table-cell office:value-type="float" office:value="-48" calcext:value-type="float">
            <text:p>-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-6" calcext:value-type="float">
            <text:p>-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-3" calcext:value-type="float">
            <text:p>-3</text:p>
          </table:table-cell>
          <table:table-cell office:value-type="float" office:value="-22" calcext:value-type="float">
            <text:p>-2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7T16:09:23.584962832</dc:date>
    <meta:editing-duration>PT2M35S</meta:editing-duration>
    <meta:editing-cycles>1</meta:editing-cycles>
    <meta:document-statistic meta:table-count="1" meta:cell-count="8108" meta:object-count="0"/>
    <meta:generator>LibreOffice/5.1.6.2$Linux_X86_64 LibreOffice_project/10m0$Build-2</meta:generator>
  </office:meta>
</office:document-meta>
</file>